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Data management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Andy J. Will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Keeping organized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itical to keep organized records of:</text:p>
                <text:list>
                  <text:list-item>
                    <text:p>what was done</text:p>
                  </text:list-item>
                  <text:list-item>
                    <text:p>by whom</text:p>
                  </text:list-item>
                  <text:list-item>
                    <text:p>When</text:p>
                  </text:list-item>
                </text:list>
              </text:list-item>
              <text:list-item>
                <text:p>Assessment requirement: Share records with supervisor</text:p>
              </text:list-item>
              <text:list-item>
                <text:p>Open science: On publication, sharing anonymized data, materials, analysis scripts publicl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github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Using <text:span text:style-name="T1">github</text:span><text:span text:style-name="T2"> repositories as your data archive and log book.</text:span></text:p>
              </text:list-item>
              <text:list-item>
                <text:p><text:span text:style-name="T1">Github</text:span><text:span text:style-name="T2">: </text:span></text:p>
                <text:list>
                  <text:list-item>
                    <text:p><text:span text:style-name="T2">40 million users</text:span></text:p>
                  </text:list-item>
                  <text:list-item>
                    <text:p><text:span text:style-name="T2">Acquired by Microsoft in 2018 for $7.5bn</text:span></text:p>
                  </text:list-item>
                  <text:list-item>
                    <text:p><text:span text:style-name="T2">Based on git, the system used to develop Linu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Activities today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Create a private github repository</text:p>
              </text:list-item>
              <text:list-item>
                <text:p>Sharing with your team</text:p>
              </text:list-item>
              <text:list-item>
                <text:p>Accessing from Rstudio</text:p>
              </text:list-item>
              <text:list-item>
                <text:p>Adding a file</text:p>
              </text:list-item>
              <text:list-item>
                <text:p>Modifying a file</text:p>
              </text:list-item>
              <text:list-item>
                <text:p><text:span text:style-name="T3">git log </text:span><text:span text:style-name="T4">as your lab logbook</text:span></text:p>
              </text:list-item>
              <text:list-item>
                <text:p><text:span text:style-name="T4">Branching, and file recovery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Anonymity and privacy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Your repository may not always be as private as you think</text:p>
              </text:list-item>
              <text:list-item>
                <text:p>Open science sharing</text:p>
              </text:list-item>
              <text:list-item>
                <text:p><text:span text:style-name="T1">Never put these on github: </text:span><text:span text:style-name="T2">names, addresses.</text:span></text:p>
              </text:list-item>
              <text:list-item>
                <text:p><text:span text:style-name="T1">Explicit supervisor approval for: </text:span><text:span text:style-name="T2">biographical information (age, gender, education, etc.). Risk of d</text:span><text:span text:style-name="T5">e-anonymization</text:span></text:p>
              </text:list-item>
              <text:list-item>
                <text:p><text:span text:style-name="T6">Never make your repo public</text:span><text:span text:style-name="T7"> (leave that to your supervisor).</text:span></text:p>
              </text:list-item>
              <text:list-item>
                <text:p><text:span text:style-name="T6">Tell supervisor</text:span><text:span text:style-name="T7"> immediately if you’ve added anything potentially de-anonymizing (even if you remove it again immediately, see later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Good and bad file types</text:p>
          </draw:text-box>
        </draw:frame>
        <draw:frame presentation:style-name="pr7" draw:text-style-name="P4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Best: </text:span><text:span text:style-name="T2">plain text e.g CSV, R, TXT, markdown</text:span></text:p>
              </text:list-item>
              <text:list-item>
                <text:p text:style-name="P4"><text:span text:style-name="T1">Sometimes unavoidable: </text:span><text:span text:style-name="T2">Picture files (JPG, PNG)</text:span></text:p>
              </text:list-item>
              <text:list-item>
                <text:p text:style-name="P4"><text:span text:style-name="T1">If you have to</text:span><text:span text:style-name="T2">: Wordprocessor files: use Open Document Format (e.g. LibreOffice) rather than Microsoft Office format. </text:span></text:p>
              </text:list-item>
              <text:list-item>
                <text:p text:style-name="P4"><text:span text:style-name="T1">Never</text:span><text:span text:style-name="T2">: Excel, SPSS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Assessment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et up a private repository for your dissertation</text:p>
              </text:list-item>
              <text:list-item>
                <text:p>Add at least one relevant file</text:p>
              </text:list-item>
              <text:list-item>
                <text:p>Use github to share it with me.</text:p>
              </text:list-item>
              <text:list-item>
                <text:p>Once you’ve done all that, screenshot the front page of your github repository on <text:a xlink:href="https://github.com/" xlink:type="simple">https://github.com</text:a>, convert to PDF, and upload to Psyc:EL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8:11:56.186727957</meta:creation-date>
    <meta:editing-duration>PT16M35S</meta:editing-duration>
    <meta:editing-cycles>8</meta:editing-cycles>
    <meta:generator>LibreOffice/6.4.6.2$Linux_X86_64 LibreOffice_project/40$Build-2</meta:generator>
    <dc:title>Vivid</dc:title>
    <meta:initial-creator>Andy Wills</meta:initial-creator>
    <dc:date>2020-10-30T08:28:33.275757152</dc:date>
    <dc:creator>Andy Wills</dc:creator>
    <meta:document-statistic meta:object-count="68"/>
  </office:meta>
</office:document-meta>
</file>